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zOS SYSLOG Analysis</text:p>
      <text:p text:style-name="Standard"/>
      <text:p text:style-name="Standard">See below for zOS SYSLOG analysis related mainframe concepts.</text:p>
      <text:p text:style-name="Standard"/>
      <text:p text:style-name="Standard">Python Program for zOS SYSLOG Analysis</text:p>
      <text:p text:style-name="Standard"/>
      <text:p text:style-name="Standard">Analyzes zOS daily SYSLOG or OPERLOG listing.</text:p>
      <text:p text:style-name="Standard">Multi-line messages are constructed from message types and request types.</text:p>
      <text:p text:style-name="Standard">Unique message-IDs and operator commands are also counted.</text:p>
      <text:p text:style-name="Standard">Messages types, request types, unique messages-IDs and operator commands are displayed to allow further filtering. </text:p>
      <text:p text:style-name="Standard">There are also some lines starting with dash character ("-"). These lines are created after each job and step completed. These lines also analyzed and unique values are collected and printed together with counts.</text:p>
      <text:p text:style-name="Standard"/>
      <text:p text:style-name="Standard">Mainline steps of zOS SYSLOG Analysis Program:</text:p>
      <text:p text:style-name="Standard"/>
      <text:p text:style-name="Standard">1. Each syslog line is read.</text:p>
      <text:p text:style-name="Standard">2. When a primary type line is read, it is either added to a list or number of occurrence is incremented.</text:p>
      <text:p text:style-name="Standard">3. If the primary type line has a dash line, it is added to a list and incremented.</text:p>
      <text:p text:style-name="Standard">4. Messages other than dash messages are also recorded and counted.</text:p>
      <text:p text:style-name="Standard">5. When a continuation message type is read, it is also recorded and counted.</text:p>
      <text:p text:style-name="Standard">6. If the message and request type combination is not recognized, program issues a message and stop processing. The message type combination is expected to be added.</text:p>
      <text:p text:style-name="Standard">7. List of primary message types is sorted and printed.</text:p>
      <text:p text:style-name="Standard">8. List of unique message IDs <text:s/>is sorted and printed.</text:p>
      <text:p text:style-name="Standard">9. List of message types/ request types combinations is sorted and printed.</text:p>
      <text:p text:style-name="Standard">10. List of unique dash message types is sorted and printed.</text:p>
      <text:p text:style-name="Standard">11. Program epilog.</text:p>
      <text:p text:style-name="Standard"/>
      <text:p text:style-name="Standard">Software release information:</text:p>
      <text:p text:style-name="Standard"/>
      <text:p text:style-name="Standard">IBM z/OS v2.4</text:p>
      <text:p text:style-name="Standard">Python and Idle 3.11.6 with tcl/tk 8.6.13</text:p>
      <text:p text:style-name="Standard">Ubuntu 23.10 Desktop AMD 64</text:p>
      <text:p text:style-name="Standard"/>
      <text:p text:style-name="Standard">zOS SYSLOG analysis related concepts:</text:p>
      <text:p text:style-name="Standard"/>
      <text:p text:style-name="Standard">z/OS is IBM mainframe operating system.</text:p>
      <text:p text:style-name="Standard">in zOS, All programs communicate to operator through displaying messages.</text:p>
      <text:p text:style-name="Standard">All messages, commands and replies in a zOS system are written to SYSLOG (System Log).</text:p>
      <text:p text:style-name="Standard">All SYSLOGs in a SYSPLEX (Systems Complex, cluster of mainframes) are collected in OPERLOG (Operations Log).</text:p>
      <text:p text:style-name="Standard">Most messages have a message-ID at the beginning of the message.</text:p>
      <text:p text:style-name="Standard">There are both single line and multiple line messages. </text:p>
      <text:p text:style-name="Standard">Continuations of messages are specified in message type and request type characters at the beginning of messages.</text:p>
      <text:p text:style-name="Standard">Daily zOS SYSLOG/ OPERLOG message counts can be in the hundreds of thousands, if not millions. they needed to be analyzed before further filtering and log processing.</text:p>
      <text:p text:style-name="Standard"/>
      <text:p text:style-name="Standard">References:</text:p>
      <text:p text:style-name="Standard"/>
      <text:p text:style-name="Standard">Using the system log</text:p>
      <text:p text:style-name="Standard">https://www.ibm.com/docs/en/zos/3.1.0?topic=sdsf-using-system-log</text:p>
      <text:p text:style-name="Standard"/>
      <text:p text:style-name="Standard">Record Type Codes</text:p>
      <text:p text:style-name="Standard">https://www.ibm.com/docs/en/zos/3.1.0?topic=sdsf-using-system-log#isfa600_sdsflog__table_k52_m5r_wxb</text:p>
      <text:p text:style-name="Standard"/>
      <text:p text:style-name="Standard">JCL for the LOGR Subsystem</text:p>
      <text:p text:style-name="Standard">https://www.ibm.com/docs/en/zos/2.4.0?topic=format-jcl-logr-subsyste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1in" fo:margin-bottom="0.1in" fo:margin-left="0.1in" fo:margin-right="0.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01:53:47.389807288</meta:creation-date>
    <dc:date>2023-10-26T01:56:24.535694762</dc:date>
    <meta:editing-duration>PT2M38S</meta:editing-duration>
    <meta:editing-cycles>1</meta:editing-cycles>
    <meta:document-statistic meta:table-count="0" meta:image-count="0" meta:object-count="0" meta:page-count="1" meta:paragraph-count="40" meta:word-count="392" meta:character-count="2613" meta:non-whitespace-character-count="2258"/>
    <meta:generator>LibreOffice/7.6.2.1$Linux_X86_64 LibreOffice_project/60$Build-1</meta:generator>
  </office:meta>
</office:document-meta>
</file>